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forms="http://www.w3.org/2002/xforms" xmlns:xsd="http://www.w3.org/2001/XMLSchema" xmlns:xsi="http://www.w3.org/2001/XMLSchema-instance" xmlns:xhtml="http://www.w3.org/1999/xhtml" xmlns:grddl="http://www.w3.org/2003/g/data-view#" office:version="1.3">
  <office:scripts/>
  <office:font-face-decls>
    <style:font-face style:name="Noto Sans" svg:font-family="'Noto Sans'" style:font-family-generic="swiss"/>
    <style:font-face style:name="Noto Sans CJK TC Regular" svg:font-family="'Noto Sans CJK TC Regular'" style:font-family-generic="swiss"/>
    <style:font-face style:name="Noto Sans Hebrew" svg:font-family="'Noto Sans Hebrew'" style:font-family-generic="swiss"/>
  </office:font-face-decls>
  <office:automatic-styles>
    <style:style style:name="P1" style:family="paragraph">
      <style:paragraph-properties fo:text-align="start"/>
      <style:text-properties fo:font-size="18pt"/>
    </style:style>
    <style:style style:name="gr1" style:family="graphic">
      <style:graphic-properties draw:stroke="solid" svg:stroke-width="0mm" svg:stroke-color="#3465a4" draw:fill="gradient" draw:fill-gradient-name="Gradient_20_3" draw:opacity-name="msTransGradient_20_1" draw:textarea-vertical-align="top" draw:auto-grow-height="false" fo:min-height="37.5mm" fo:min-width="60.01mm" fo:padding-top="1.25mm" fo:padding-bottom="1.25mm" fo:padding-left="2.5mm" fo:padding-right="2.5mm" fo:wrap-option="wrap" fo:margin-left="0mm" fo:margin-right="0.71mm" fo:margin-top="0mm" fo:margin-bottom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Shape 1" draw:style-name="gr1" draw:text-style-name="P1" svg:width="130.01mm" svg:height="80mm" svg:x="4.99mm" svg:y="11.17mm">
     <text:p/>
     <draw:enhanced-geometry draw:mirror-horizontal="false" draw:mirror-vertical="false" svg:viewBox="0 0 0 0" draw:glue-points="?f2 0 0 ?f3 ?f2 ?f4 ?f5 ?f3" draw:text-areas="?f6 ?f7 ?f0 ?f1" draw:type="ooxml-diamond" draw:enhanced-path="M 0 ?f3 L ?f2 0 ?f5 ?f3 ?f2 ?f4 Z N">
      <draw:equation draw:name="f0" draw:formula="logwidth*3/4"/>
      <draw:equation draw:name="f1" draw:formula="logheight*3/4"/>
      <draw:equation draw:name="f2" draw:formula="logwidth/2"/>
      <draw:equation draw:name="f3" draw:formula="logheight/2"/>
      <draw:equation draw:name="f4" draw:formula="logheight"/>
      <draw:equation draw:name="f5" draw:formula="logwidth"/>
      <draw:equation draw:name="f6" draw:formula="logwidth/4"/>
      <draw:equation draw:name="f7" draw:formula="logheight/4"/>
     </draw:enhanced-geometry>
    </draw:custom-shape>color solid, transparency gradi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office:version="1.3">
  <office:font-face-decls>
    <style:font-face style:name="Noto Sans" svg:font-family="'Noto Sans'" style:font-family-generic="swiss"/>
    <style:font-face style:name="Noto Sans CJK TC Regular" svg:font-family="'Noto Sans CJK TC Regular'" style:font-family-generic="swiss"/>
    <style:font-face style:name="Noto Sans Hebrew" svg:font-family="'Noto Sans Hebrew'" style:font-family-generic="swiss"/>
  </office:font-face-decls>
  <office:styles>
    <draw:gradient draw:name="Gradient_20_3" draw:display-name="Gradient 3" draw:style="axial" draw:start-color="#0000cd" draw:end-color="#0000cd" draw:start-intensity="100%" draw:end-intensity="100%" draw:angle="90deg" draw:border="0%"/>
    <draw:opacity draw:name="msTransGradient_20_1" draw:display-name="msTransGradient 1" draw:style="axial" draw:start="90%" draw:end="20%" draw:angle="90deg" draw:border="6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2pt" fo:language="de" fo:country="DE" style:letter-kerning="true" style:font-name-asian="Noto Sans CJK TC Regular" style:font-size-asian="12pt" style:language-asian="ja" style:country-asian="JP" style:font-name-complex="Noto Sans Hebrew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Noto Sans" fo:font-size="12pt" fo:language="de" fo:country="DE" style:letter-kerning="true" style:font-name-asian="Noto Sans CJK TC Regular" style:font-size-asian="12pt" style:language-asian="ja" style:country-asian="JP" style:font-name-complex="Noto Sans Hebrew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family-generic="swiss" fo:font-size="12pt" fo:font-style="italic" style:font-name-asian="Noto Sans CJK TC Regular" style:font-family-asian="'Noto Sans CJK TC Regular'" style:font-family-generic-asian="swiss" style:font-size-asian="12pt" style:font-style-asian="italic" style:font-name-complex="Noto Sans Hebrew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4.78mm" style:num-format="1" style:print-orientation="landscape" fo:margin-top="4.99mm" fo:margin-bottom="4.99mm" fo:margin-left="4.99mm" fo:margin-right="4.99mm" style:writing-mode="lr-tb" style:layout-grid-color="#c0c0c0" style:layout-grid-lines="17" style:layout-grid-base-height="5.5mm" style:layout-grid-ruby-height="0mm" style:layout-grid-mode="none" style:layout-grid-ruby-below="false" style:layout-grid-print="false" style:layout-grid-display="false" style:layout-grid-base-width="3.69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3T13:07:50</meta:creation-date>
    <meta:initial-creator>Regina Henschel</meta:initial-creator>
    <dc:language>de-DE</dc:language>
    <dc:creator>Regina Henschel</dc:creator>
    <dc:date>2023-06-03T13:12:56</dc:date>
    <meta:editing-cycles>2</meta:editing-cycles>
    <dc:title>A6quer</dc:title>
    <meta:editing-duration>PT2M</meta:editing-duration>
    <meta:generator>BCommitContinue/7.6.0.0.alpha1$Windows_X86_64 LibreOffice_project/a5c1c674e031087ef0516cebac049341dcdd2fcf</meta:generator>
    <meta:document-statistic meta:table-count="0" meta:image-count="0" meta:object-count="0" meta:page-count="1" meta:paragraph-count="1" meta:word-count="4" meta:character-count="34" meta:non-whitespace-character-count="31"/>
    <meta:user-defined meta:name="AppVersion">16.0000</meta:user-defined>
    <meta:template xlink:type="simple" xlink:actuate="onRequest" xlink:title="Normal.dotm" xlink:href=""/>
  </office:meta>
</office:document-meta>
</file>